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LoggerAdapter.log( Object wh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LoggerAdapter.MockitoLoggerAdapter( MockitoSession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